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5496" calcext:value-type="float">
            <text:p>28.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016" calcext:value-type="float">
            <text:p>27.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550</text:p>
          </table:table-cell>
          <table:table-cell office:value-type="string" calcext:value-type="string">
            <text:p>TWDB:1203550</text:p>
          </table:table-cell>
          <table:table-cell office:value-type="string" calcext:value-type="string">
            <text:p>201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